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9_21-13-3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19_21-13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8-20_01-26-0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8-20_07-34-39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20_08-11-1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20_12-02-1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20_17-21-34_000.jpg</text:p>
          </table:table-cell>
          <table:table-cell table:style-name="ce26" office:value-type="string">
            <text:p>:m 1*5 RES / JVEMV6 64#326_robot_etoki_kawashima / 『絵ときでわかる　ロボット工学』 著者=川嶋健嗣,校注=~ / p150 / w=力制御；ヤコビ行列；,topic=,publisher=オーム社,other=figure+:２リンク・マニピュレータ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5 RES / JVEMV6 64#326_robot_etoki_kawashima / 『絵ときでわかる　ロボット工学』 著者=川嶋健嗣,校注=~ / p150 / w=力制御；ヤコビ行列；,topic=,publisher=オーム社,other=figure+:２リンク・マニピュレータ；">
            <text:p>:m 1*5 RES / JVEMV6 64#326_robot_etoki_kawashima / 『絵ときでわかる　ロボット工学』 著者=川嶋健嗣,校注=~ / p150 / w=力制御；ヤコビ行列；,topic=,publisher=オーム社,other=figure+:２リンク・マニピュレータ；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20_17-22-20_000.jpg</text:p>
          </table:table-cell>
          <table:table-cell table:style-name="ce26" office:value-type="string">
            <text:p>:m 2*5 RES / JVEMV6 64#326_robot_etoki_kawashima / 『絵ときでわかる　ロボット工学』 著者=川嶋健嗣,校注=~ / p150 / w=力制御；ヤコビ行列；コンプライアンス制御；,topic=,publisher=オーム社,other=q+:q-id.LKDR(nowa):トルク。リンクの角度；lets+;found+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2*5 RES / JVEMV6 64#326_robot_etoki_kawashima / 『絵ときでわかる　ロボット工学』 著者=川嶋健嗣,校注=~ / p150 / w=力制御；ヤコビ行列；コンプライアンス制御；,topic=,publisher=オーム社,other=q+:q-id.LKDR(nowa):トルク。リンクの角度；lets+;found+;">
            <text:p>:m 2*5 RES / JVEMV6 64#326_robot_etoki_kawashima / 『絵ときでわかる　ロボット工学』 著者=川嶋健嗣,校注=~ / p150 / w=力制御；ヤコビ行列；コンプライアンス制御；,topic=,publisher=オーム社,other=q+:q-id.LKDR(nowa):トルク。リンクの角度；lets+;found+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20_17-22-41_000.jpg</text:p>
          </table:table-cell>
          <table:table-cell table:style-name="ce26" office:value-type="string">
            <text:p>:m 3*5 RES / JVEMV6 64#326_robot_etoki_kawashima / 『絵ときでわかる　ロボット工学』 著者=川嶋健嗣,校注=~ / p150 / w=ラグランジュ関数；ラグランジュ法；,topic=,publisher=オーム社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3*5 RES / JVEMV6 64#326_robot_etoki_kawashima / 『絵ときでわかる　ロボット工学』 著者=川嶋健嗣,校注=~ / p150 / w=ラグランジュ関数；ラグランジュ法；,topic=,publisher=オーム社,other=">
            <text:p>:m 3*5 RES / JVEMV6 64#326_robot_etoki_kawashima / 『絵ときでわかる　ロボット工学』 著者=川嶋健嗣,校注=~ / p150 / w=ラグランジュ関数；ラグランジュ法；,topic=,publisher=オーム社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8-20_17-23-06_000.jpg</text:p>
          </table:table-cell>
          <table:table-cell table:style-name="ce26" office:value-type="string">
            <text:p>:m 4*5 RES / JVEMV6 64#326_robot_etoki_kawashima / 『絵ときでわかる　ロボット工学』 著者=川嶋健嗣,校注=~ / p150 / w=慣性モーメント；,topic=,publisher=オーム社,other=calc+:次元解析：アームの運動方程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4*5 RES / JVEMV6 64#326_robot_etoki_kawashima / 『絵ときでわかる　ロボット工学』 著者=川嶋健嗣,校注=~ / p150 / w=慣性モーメント；,topic=,publisher=オーム社,other=calc+:次元解析：アームの運動方程式">
            <text:p>:m 4*5 RES / JVEMV6 64#326_robot_etoki_kawashima / 『絵ときでわかる　ロボット工学』 著者=川嶋健嗣,校注=~ / p150 / w=慣性モーメント；,topic=,publisher=オーム社,other=calc+:次元解析：アームの運動方程式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8-20_17-23-20_000.jpg</text:p>
          </table:table-cell>
          <table:table-cell table:style-name="ce26" office:value-type="string">
            <text:p>:m 5*5 RES / JVEMV6 64#326_robot_etoki_kawashima / 『絵ときでわかる　ロボット工学』 著者=川嶋健嗣,校注=~ / p150 / w=ラグランジュ方程式,topic=,publisher=オーム社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5*5 RES / JVEMV6 64#326_robot_etoki_kawashima / 『絵ときでわかる　ロボット工学』 著者=川嶋健嗣,校注=~ / p150 / w=ラグランジュ方程式,topic=,publisher=オーム社,other=">
            <text:p>:m 5*5 RES / JVEMV6 64#326_robot_etoki_kawashima / 『絵ときでわかる　ロボット工学』 著者=川嶋健嗣,校注=~ / p150 / w=ラグランジュ方程式,topic=,publisher=オーム社,other=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0">2023/08/20</text:date>, <text:time>17:4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0T17:47:14.85</dc:date>
    <dc:creator>岩淵 謙</dc:creator>
    <meta:editing-duration>P58DT9H37M13S</meta:editing-duration>
    <meta:editing-cycles>19535</meta:editing-cycles>
    <meta:document-statistic meta:table-count="2" meta:cell-count="920" meta:object-count="0"/>
    <meta:user-defined meta:name="qrichtext">1</meta:user-defined>
  </office:meta>
</office:document-meta>
</file>